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 fo:background-color="transparen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/>
    </style:style>
    <style:style style:name="T4" style:family="text">
      <style:text-properties style:font-name="Cousine" fo:font-size="10pt" fo:background-color="#b4c7dc"/>
    </style:style>
    <style:style style:name="T5" style:family="text">
      <style:text-properties fo:color="#c9211e" loext:opacity="100%" style:font-name="Cousine" fo:font-size="10pt" style:font-size-asian="10pt" style:font-size-complex="10pt"/>
    </style:style>
    <style:style style:name="T6" style:family="text">
      <style:text-properties fo:color="#3465a4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p(</text:span><text:span text:style-name="T4">v2</text:span><text:span text:style-name="T3">)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3">v2</text:span></text:p>
            <text:p text:style-name="P2"><text:span text:style-name="T3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3">_ ← </text:span><text:span text:style-name="T4">v2</text:span></text:p>
            <text:p text:style-name="P3"><text:span text:style-name="T3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5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6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  <draw:line draw:style-name="gr13" draw:text-style-name="P9" draw:layer="layout" svg:x1="5.55cm" svg:y1="3cm" svg:x2="5.55cm" svg:y2="3.5cm">
          <text:p/>
        </draw:line>
        <draw:line draw:style-name="gr13" draw:text-style-name="P9" draw:layer="layout" svg:x1="5.42cm" svg:y1="3cm" svg:x2="5.67cm" svg:y2="3cm">
          <text:p/>
        </draw:line>
        <draw:line draw:style-name="gr13" draw:text-style-name="P9" draw:layer="layout" svg:x1="5.42cm" svg:y1="3.5cm" svg:x2="5.67cm" svg:y2="3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3T13:50:57.045713223</dc:date>
    <meta:editing-duration>PT57M49S</meta:editing-duration>
    <meta:editing-cycles>14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19"/>
  </office:meta>
</office:document-meta>
</file>